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478" officeooo:paragraph-rsid="00088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script Parameter <text:s/>to set the PolicyExpiryWarningDays <text:s/>to 10</text:p>
      <text:p text:style-name="P1"/>
      <text:p text:style-name="P1">2.Change the above create script parameter value to 5 in the UI</text:p>
      <text:p text:style-name="P1"/>
      <text:p text:style-name="P1">3. Write a query to list the Account Contacts of all Accounts</text:p>
      <text:p text:style-name="P1"/>
      <text:p text:style-name="P1">4.Write a query to list the details of VehicleDetails &amp; Driver Details</text:p>
      <text:p text:style-name="P1"/>
      <text:p text:style-name="P1">5. Review the documentation and apply various Join and subqueries.</text:p>
      <text:p text:style-name="P1"/>
      <text:p text:style-name="P1"><text:a xlink:type="simple" xlink:href="../../../Guidewire/PolicyCenter/doc/pdf/gosuref.pdf" text:style-name="Internet_20_link" text:visited-style-name="Visited_20_Internet_20_Link">file:///D:/Guidewire/PolicyCenter/doc/pdf/gosuref.pdf</text:a></text:p>
      <text:p text:style-name="P1"/>
      <text:p text:style-name="P1">page no 12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1:53:41.877000000</meta:creation-date>
    <dc:date>2018-04-12T11:58:33.658000000</dc:date>
    <meta:editing-duration>PT4M57S</meta:editing-duration>
    <meta:editing-cycles>1</meta:editing-cycles>
    <meta:document-statistic meta:table-count="0" meta:image-count="0" meta:object-count="0" meta:page-count="1" meta:paragraph-count="7" meta:word-count="60" meta:character-count="394" meta:non-whitespace-character-count="339"/>
    <meta:generator>LibreOffice/5.3.4.2$Windows_X86_64 LibreOffice_project/f82d347ccc0be322489bf7da61d7e4ad13fe2ff3</meta:generator>
  </office:meta>
</office:document-meta>
</file>